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F60000017E134FFEE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578cm" svg:height="8.662cm" svg:x="0cm" svg:y="0cm">
          <draw:image xlink:href="Pictures/10000000000000F60000017E134FFEEC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03T11:55:54</meta:creation-date>
    <dc:date>2007-12-03T11:56:38</dc:date>
    <dc:language>en-US</dc:language>
    <meta:editing-cycles>2</meta:editing-cycles>
    <meta:editing-duration>PT4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